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4" style:family="table">
      <style:table-properties style:width="15.69cm" fo:margin-left="1.307cm" fo:margin-right="0.002cm" table:align="margins"/>
    </style:style>
    <style:style style:name="Table14.A" style:family="table-column">
      <style:table-column-properties style:column-width="15.69cm" style:rel-column-width="65535*"/>
    </style:style>
    <style:style style:name="Table14.A1" style:family="table-cell">
      <style:table-cell-properties fo:background-color="#e6e6ff" fo:padding="0.097cm" fo:border="0.002cm solid #000000">
        <style:background-image/>
      </style:table-cell-properties>
    </style:style>
    <style:style style:name="表格1" style:family="table">
      <style:table-properties style:width="16.909cm" table:align="right"/>
    </style:style>
    <style:style style:name="表格1.A" style:family="table-column">
      <style:table-column-properties style:column-width="16.909cm"/>
    </style:style>
    <style:style style:name="表格1.A1" style:family="table-cell">
      <style:table-cell-properties fo:background-color="#e6e6ff" fo:padding="0.097cm" fo:border="0.002cm solid #000000">
        <style:background-image/>
      </style:table-cell-properties>
    </style:style>
    <style:style style:name="Table2" style:family="table">
      <style:table-properties style:width="16.909cm" table:align="right"/>
    </style:style>
    <style:style style:name="Table2.A" style:family="table-column">
      <style:table-column-properties style:column-width="16.909cm"/>
    </style:style>
    <style:style style:name="Table2.A1" style:family="table-cell">
      <style:table-cell-properties fo:background-color="#e6e6ff" fo:padding="0.097cm" fo:border="0.002cm solid #000000">
        <style:background-image/>
      </style:table-cell-properties>
    </style:style>
    <style:style style:name="Table3" style:family="table">
      <style:table-properties style:width="16.909cm" table:align="right"/>
    </style:style>
    <style:style style:name="Table3.A" style:family="table-column">
      <style:table-column-properties style:column-width="16.909cm"/>
    </style:style>
    <style:style style:name="Table3.A1" style:family="table-cell">
      <style:table-cell-properties fo:background-color="#e6e6ff" fo:padding="0.097cm" fo:border="0.002cm solid #000000">
        <style:background-image/>
      </style:table-cell-properties>
    </style:style>
    <style:style style:name="Table4" style:family="table">
      <style:table-properties style:width="16.909cm" table:align="right"/>
    </style:style>
    <style:style style:name="Table4.A" style:family="table-column">
      <style:table-column-properties style:column-width="16.909cm"/>
    </style:style>
    <style:style style:name="Table4.A1" style:family="table-cell">
      <style:table-cell-properties fo:background-color="#e6e6ff" fo:padding="0.097cm" fo:border="0.002cm solid #000000">
        <style:background-image/>
      </style:table-cell-properties>
    </style:style>
    <style:style style:name="Table5" style:family="table">
      <style:table-properties style:width="16.935cm" table:align="right"/>
    </style:style>
    <style:style style:name="Table5.A" style:family="table-column">
      <style:table-column-properties style:column-width="16.935cm"/>
    </style:style>
    <style:style style:name="Table5.A1" style:family="table-cell">
      <style:table-cell-properties fo:background-color="#e6e6ff" fo:padding="0.097cm" fo:border="0.002cm solid #000000">
        <style:background-image/>
      </style:table-cell-properties>
    </style:style>
    <style:style style:name="Table6" style:family="table">
      <style:table-properties style:width="16.935cm" table:align="right"/>
    </style:style>
    <style:style style:name="Table6.A" style:family="table-column">
      <style:table-column-properties style:column-width="16.935cm"/>
    </style:style>
    <style:style style:name="Table6.A1" style:family="table-cell">
      <style:table-cell-properties fo:background-color="#e6e6ff" fo:padding="0.097cm" fo:border="0.002cm solid #000000">
        <style:background-image/>
      </style:table-cell-properties>
    </style:style>
    <style:style style:name="Table7" style:family="table">
      <style:table-properties style:width="16.935cm" table:align="right"/>
    </style:style>
    <style:style style:name="Table7.A" style:family="table-column">
      <style:table-column-properties style:column-width="16.935cm"/>
    </style:style>
    <style:style style:name="Table7.A1" style:family="table-cell">
      <style:table-cell-properties fo:background-color="#e6e6ff" fo:padding="0.097cm" fo:border="0.002cm solid #000000">
        <style:background-image/>
      </style:table-cell-properties>
    </style:style>
    <style:style style:name="Table8" style:family="table">
      <style:table-properties style:width="16.935cm" table:align="right"/>
    </style:style>
    <style:style style:name="Table8.A" style:family="table-column">
      <style:table-column-properties style:column-width="16.935cm"/>
    </style:style>
    <style:style style:name="Table8.A1" style:family="table-cell">
      <style:table-cell-properties fo:background-color="#e6e6ff" fo:padding="0.097cm" fo:border="0.002cm solid #000000">
        <style:background-image/>
      </style:table-cell-properties>
    </style:style>
    <style:style style:name="Table9" style:family="table">
      <style:table-properties style:width="16.935cm" table:align="right"/>
    </style:style>
    <style:style style:name="Table9.A" style:family="table-column">
      <style:table-column-properties style:column-width="16.935cm"/>
    </style:style>
    <style:style style:name="Table9.A1" style:family="table-cell">
      <style:table-cell-properties fo:background-color="#e6e6ff" fo:padding="0.097cm" fo:border="0.002cm solid #000000">
        <style:background-image/>
      </style:table-cell-properties>
    </style:style>
    <style:style style:name="Table10" style:family="table">
      <style:table-properties style:width="16.935cm" table:align="right"/>
    </style:style>
    <style:style style:name="Table10.A" style:family="table-column">
      <style:table-column-properties style:column-width="16.935cm"/>
    </style:style>
    <style:style style:name="Table10.A1" style:family="table-cell">
      <style:table-cell-properties fo:background-color="#e6e6ff" fo:padding="0.097cm" fo:border="0.002cm solid #000000">
        <style:background-image/>
      </style:table-cell-properties>
    </style:style>
    <style:style style:name="Table11" style:family="table">
      <style:table-properties style:width="16.935cm" table:align="right"/>
    </style:style>
    <style:style style:name="Table11.A" style:family="table-column">
      <style:table-column-properties style:column-width="16.935cm"/>
    </style:style>
    <style:style style:name="Table11.1" style:family="table-row">
      <style:table-row-properties style:min-row-height="5.129cm"/>
    </style:style>
    <style:style style:name="Table11.A1" style:family="table-cell">
      <style:table-cell-properties fo:background-color="#e6e6ff" fo:padding="0.097cm" fo:border="0.002cm solid #000000">
        <style:background-image/>
      </style:table-cell-properties>
    </style:style>
    <style:style style:name="Table12" style:family="table">
      <style:table-properties style:width="16.909cm" table:align="right"/>
    </style:style>
    <style:style style:name="Table12.A" style:family="table-column">
      <style:table-column-properties style:column-width="16.909cm"/>
    </style:style>
    <style:style style:name="Table12.A1" style:family="table-cell">
      <style:table-cell-properties fo:background-color="#e6e6ff" fo:padding="0.097cm" fo:border="0.002cm solid #000000">
        <style:background-image/>
      </style:table-cell-properties>
    </style:style>
    <style:style style:name="Table13" style:family="table">
      <style:table-properties style:width="16.935cm" table:align="right"/>
    </style:style>
    <style:style style:name="Table13.A" style:family="table-column">
      <style:table-column-properties style:column-width="16.935cm"/>
    </style:style>
    <style:style style:name="Table13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Ware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Waree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Waree" fo:font-size="10pt" style:font-size-asian="10pt" style:font-size-complex="10pt"/>
    </style:style>
    <style:style style:name="P5" style:family="paragraph" style:parent-style-name="Standard">
      <style:text-properties style:font-name="Ware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style:font-name="Waree" fo:font-size="10pt" fo:font-weight="normal" style:font-name-asian="Ware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Waree" fo:font-size="10pt" fo:font-weight="normal" style:font-name-asian="Waree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b80047" style:font-name="Ware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Waree"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Waree" fo:font-size="10pt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text-properties style:font-name="Waree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2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4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Ware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7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Waree" fo:font-size="10pt" style:font-size-asian="10pt" style:font-size-complex="10pt"/>
    </style:style>
    <style:style style:name="P20" style:family="paragraph" style:parent-style-name="Standard" style:list-style-name="L3">
      <style:text-properties style:font-name="Waree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ff" style:font-name="Waree" fo:font-size="10pt" fo:font-weight="normal" style:font-name-asian="Waree" style:font-size-asian="10pt" style:font-weight-asian="normal" style:font-size-complex="10pt" style:font-weight-complex="normal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text-align="start" style:justify-single-word="false"/>
    </style:style>
    <style:style style:name="P24" style:family="paragraph" style:parent-style-name="Heading_20_2">
      <style:text-properties fo:font-style="normal" style:font-style-asian="normal" style:font-style-complex="normal"/>
    </style:style>
    <style:style style:name="P25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b80047"/>
    </style:style>
    <style:style style:name="T3" style:family="text">
      <style:text-properties fo:color="#b84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6309"/>
    </style:style>
    <style:style style:name="T6" style:family="text">
      <style:text-properties fo:color="#ff6309" fo:font-weight="normal" style:font-name-asian="Waree" style:font-weight-asian="normal" style:font-weight-complex="normal"/>
    </style:style>
    <style:style style:name="T7" style:family="text">
      <style:text-properties fo:color="#0000ff"/>
    </style:style>
    <style:style style:name="T8" style:family="text">
      <style:text-properties style:font-name-asian="Waree"/>
    </style:style>
    <style:style style:name="T9" style:family="text">
      <style:text-properties fo:color="#000000"/>
    </style:style>
    <style:style style:name="T10" style:family="text">
      <style:text-properties style:text-position="super 58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style:font-name="Waree" fo:font-size="10pt" style:font-size-asian="10pt" style:font-size-complex="10pt"/>
    </style:style>
    <style:style style:name="T14" style:family="text">
      <style:text-properties style:font-name="Waree" fo:font-size="10pt" style:font-name-asian="Waree" style:font-size-asian="10pt" style:font-size-complex="10pt"/>
    </style:style>
    <style:style style:name="T15" style:family="text">
      <style:text-properties style:font-name="Waree" fo:font-size="10pt" style:text-underline-style="solid" style:text-underline-width="auto" style:text-underline-color="font-color" fo:font-weight="bold" style:font-name-asian="Garuda" style:font-size-asian="10pt" style:font-weight-asian="bold" style:font-size-complex="10pt" style:font-weight-complex="bold"/>
    </style:style>
    <style:style style:name="T16" style:family="text">
      <style:text-properties style:font-name="Waree" fo:font-size="10pt" style:font-name-asian="Garuda" style:font-size-asian="10pt" style:font-size-complex="10pt"/>
    </style:style>
    <style:style style:name="T17" style:family="text"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T18" style:family="text">
      <style:text-properties style:font-name="Waree" fo:font-size="10pt" style:text-underline-style="none" style:font-name-asian="Waree" style:font-size-asian="10pt" style:font-size-complex="10pt"/>
    </style:style>
    <style:style style:name="T19" style:family="text">
      <style:text-properties style:font-name="Waree" style:font-name-asian="Garuda"/>
    </style:style>
    <style:style style:name="T20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PyJaql-0.1 Tutorial</text:h>
      <text:p text:style-name="P11">Update at December 29<text:span text:style-name="T10">th</text:span> 2009</text:p>
      <text:h text:style-name="P24" text:outline-level="2">1 Introduction</text:h>
      <text:p text:style-name="P2">PyJaql is an effort to enable python programmers work with Jaql, it's achieved not through re-implementing Jaql in python, but rather through bridging jaql and python by using of <text:span text:style-name="T12">jpype ( </text:span><text:a xlink:type="simple" xlink:href="http://jpype.sourceforge.net/"><text:span text:style-name="T11">http://jpype.sourceforge.net/</text:span></text:a> ), it provides a few simple and clean functions for python programmers to take the advantage of jaql's capability.</text:p>
      <text:p text:style-name="P2">The purpose of this document is to help you get a pyJaql installation up and introduce you pyJaql usage.</text:p>
      <text:h text:style-name="P24" text:outline-level="2">2 Installation Guide(Ubuntu)</text:h>
      <text:p text:style-name="P3">This guide introduces you pyJaql installation and configuration steps.</text:p>
      <text:h text:style-name="Heading_20_3" text:outline-level="3">2.1 Linux (Ubuntu)</text:h>
      <text:h text:style-name="Heading_20_6" text:outline-level="6">2.1.1 Python</text:h>
      <text:p text:style-name="P3">&lt;installation steps from official site&gt;</text:p>
      <text:h text:style-name="Heading_20_6" text:outline-level="6"><text:span text:style-name="T19">2.1.2 </text:span>jpype</text:h>
      <text:p text:style-name="Text_20_body"><text:span text:style-name="Source_20_Text"><text:span text:style-name="T14">Download source from sourceforge :</text:span></text:span><text:a xlink:type="simple" xlink:href="http://sourceforge.net/projects/jpype/files/"><text:span text:style-name="Source_20_Text"><text:span text:style-name="T14">http://sourceforge.net/projects/jpype/files/</text:span></text:span></text:a><text:span text:style-name="Source_20_Text"><text:span text:style-name="T14">, <text:s/>the latest version of jpype 0.5.4.1 is recommended.</text:span></text:span></text:p>
      <text:list xml:id="list1131715186" text:style-name="L1">
        <text:list-item>
          <text:p text:style-name="P22"><text:span text:style-name="Source_20_Text"><text:span text:style-name="T14">Make sure you have all of the necessary tools for compiling C code installed: </text:span></text:span></text:p>
          <text:p text:style-name="P22"><text:span text:style-name="Source_20_Text"><text:span text:style-name="T17"><text:s/><text:tab/></text:span></text:span><text:span text:style-name="Source_20_Text"><text:span text:style-name="T17">sudo apt-get install build-essential </text:span></text:span></text:p>
        </text:list-item>
        <text:list-item>
          <text:p text:style-name="P22"><text:span text:style-name="Source_20_Text"><text:span text:style-name="T14">Make sure you have python2.6-dev package installed:</text:span></text:span></text:p>
          <text:p text:style-name="P22"><text:span text:style-name="Source_20_Text"><text:span text:style-name="T14"><text:s/><text:tab/></text:span></text:span><text:span text:style-name="Source_20_Text"><text:span text:style-name="T17">sudo apt-get install python2.6-dev</text:span></text:span></text:p>
        </text:list-item>
        <text:list-item>
          <text:p text:style-name="P22"><text:span text:style-name="Source_20_Text"><text:span text:style-name="T14">Extract jpype package and enter into jpype dir, run the following command: </text:span></text:span></text:p>
          <text:list>
            <text:list-header>
              <text:p text:style-name="P22"><text:span text:style-name="Source_20_Text"><text:span text:style-name="T17">sudo python setup.py install</text:span></text:span></text:p>
            </text:list-header>
          </text:list>
        </text:list-item>
        <text:list-item>
          <text:p text:style-name="P22"><text:span text:style-name="Source_20_Text"><text:span text:style-name="T14">Put the newly installed jpype into your PYTHONPATH by putting the following into you </text:span></text:span><text:span text:style-name="Source_20_Text"><text:span text:style-name="T15">/etc/environment</text:span></text:span><text:span text:style-name="Source_20_Text"><text:span text:style-name="T16"> </text:span></text:span><text:span text:style-name="Source_20_Text"><text:span text:style-name="T14">, or other system wide variable: </text:span></text:span></text:p>
          <text:p text:style-name="P23"><text:span text:style-name="Source_20_Text"><text:span text:style-name="T17">PYTHONPATH=$PYTHONPATH:/usr/local/lib/python2.6/dist-packages</text:span></text:span></text:p>
        </text:list-item>
        <text:list-item>
          <text:p text:style-name="P22"><text:span text:style-name="Source_20_Text"><text:span text:style-name="T14">Check your install by running the following commands: </text:span></text:span>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Standard"><text:span text:style-name="Source_20_Text"><text:span text:style-name="T14">$ python</text:span></text:span></text:p>
            <text:p text:style-name="Text_20_body"><text:span text:style-name="Source_20_Text"><text:span text:style-name="T14">[GCC 4.2.3 (Ubuntu 4.2.3-2ubuntu7)] on linux2</text:span></text:span></text:p>
            <text:p text:style-name="Text_20_body"><text:span text:style-name="Source_20_Text"><text:span text:style-name="T14">Type "help", "copyright", "credits" or "license" for more information.</text:span></text:span></text:p>
            <text:p text:style-name="Text_20_body"><text:span text:style-name="Source_20_Text"><text:span text:style-name="T14">&gt;&gt;&gt; import jpype</text:span></text:span></text:p>
            <text:p text:style-name="Text_20_body"><text:soft-page-break/><text:span text:style-name="Source_20_Text"><text:span text:style-name="T14">&gt;&gt;&gt;</text:span></text:span></text:p>
          </table:table-cell>
        </table:table-row>
      </table:table>
      <text:p text:style-name="Text_20_body"><text:span text:style-name="Source_20_Text"><text:span text:style-name="T14"><text:s text:c="6"/>If you don't get an ImportError, you're done! </text:span></text:span></text:p>
      <text:h text:style-name="Heading_20_6" text:outline-level="6">2.1.3 pyJaql</text:h>
      <text:p text:style-name="P3">Downloaded source from &lt;jaql web site&gt; , namely “pyJaql-0.1.tar.gz”. Extract this package and enter into pyJaql dir, run following command:</text:p>
      <text:p text:style-name="P3"><text:tab/>sudo python setup.py install</text:p>
      <text:h text:style-name="Heading_20_3" text:outline-level="3">2.2 Windows</text:h>
      <text:h text:style-name="Heading_20_6" text:outline-level="6">2.2.1 Python</text:h>
      <text:p text:style-name="P3">&lt;installation steps from official site&gt;</text:p>
      <text:h text:style-name="Heading_20_6" text:outline-level="6">2.2.2 jpype</text:h>
      <text:p text:style-name="Standard"><text:span text:style-name="T13">Download jpype installation file for win32 platform from sourceforge </text:span><text:a xlink:type="simple" xlink:href="http://sourceforge.net/projects/jpype/files/"><text:span text:style-name="Source_20_Text"><text:span text:style-name="T14">http://sourceforge.net/projects/jpype/files/</text:span></text:span></text:a><text:a xlink:type="simple" xlink:href="http://sourceforge.net/projects/jpype/files/"><text:span text:style-name="Source_20_Text"><text:span text:style-name="T18">, </text:span></text:span></text:a><text:span text:style-name="T13">and run this file to install. Then check your install in python terminal, try command "import jpype", if no ImportError, the installation is done.</text:span></text:p>
      <text:p text:style-name="P3"/>
      <text:p text:style-name="P5">2.2.3 pyJaql </text:p>
      <text:p text:style-name="P3">Download pyJaql installation file for win32 platform from &lt;jaql web site&gt;, namely “pyJaql-0.1.exe”, double click this file to install pyJaql.</text:p>
      <text:p text:style-name="P3"/>
      <text:h text:style-name="P24" text:outline-level="2">3 Usage</text:h>
      <text:h text:style-name="Heading_20_6" text:outline-level="6">3.1 Launch Jaql in different models</text:h>
      <text:p text:style-name="P3">Jaql supports two models, one is “local” model, and <text:s/>the other is “hadoop-cluster” model. </text:p>
      <text:list xml:id="list377427937" text:style-name="L2">
        <text:list-item>
          <text:p text:style-name="P13">Launch Jaql in local model</text:p>
        </text:list-item>
      </text:list>
      <text:p text:style-name="P1"><text:tab/>By default, jaql will launch in local model.</text:p>
      <text:list xml:id="list502193768" text:continue-numbering="true" text:style-name="L2">
        <text:list-item>
          <text:p text:style-name="P13">Launch Jaql in hadoop-cluster model</text:p>
          <text:p text:style-name="P14">If you already have setup a hadoop environment, you can launch jaql in hadoop-cluster model. In this case, the only thing you need to do is adding &lt;Hadoop_home/conf&gt; path to pyJaql's configuration file, “env.ini”. This file is located in &lt;pyJaql_home/conf&gt; direcotry , by default, its path may like <text:s/>"&lt;PYTHONPATH&gt;\lib\dist-packages\pyJaql\conf". Then open “env.ini”, add “HADOOP_HOME/conf” path to the classpath. Like below: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[classpath] </text:p>
            <text:p text:style-name="P10"><text:span text:style-name="T2">jvm</text:span>=/home/young/hadoop-0.20.1/conf</text:p>
          </table:table-cell>
        </table:table-row>
      </table:table>
      <text:p text:style-name="P12"/>
      <text:h text:style-name="Heading_20_6" text:outline-level="6">3.2 Jaql's Hello World</text:h>
      <text:p text:style-name="P2">Basically, there are several steps to get started</text:p>
      <text:p text:style-name="P2"><text:soft-page-break/></text:p>
      <text:p text:style-name="P2">First, import PyJaql modu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tab/><text:span text:style-name="T3">from</text:span> pyJaql <text:span text:style-name="T3">import</text:span> * </text:p>
          </table:table-cell>
        </table:table-row>
      </table:table>
      <text:p text:style-name="P3"/>
      <text:p text:style-name="P3">Second, initialize jaql engin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ab/>jaql=Jaql()</text:p>
          </table:table-cell>
        </table:table-row>
      </table:table>
      <text:p text:style-name="P3"/>
      <text:p text:style-name="P3">Third, execute a jaql expression, one can execute any valid jaql expression by using <text:span text:style-name="T4">execute()</text:span>, which will return a python generator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tab/>it=jaql.execute(“<text:span text:style-name="T6">jaql expression</text:span>”,{'<text:span text:style-name="T6">variable name</text:span>':'<text:span text:style-name="T6">variable value</text:span>',...})</text:p>
          </table:table-cell>
        </table:table-row>
      </table:table>
      <text:p text:style-name="P3"/>
      <text:p text:style-name="P3">Then iterate the result set, and manipulate the return data as you like, <text:s/>depending on the output of jaql expresion, there are 3 kinds of data type of the iterating result, list, dict or primitive types(str,int,etc), there are kinds of ways to manipulate these data easily and conveniently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 text:c="11"/><text:span text:style-name="T3">for</text:span> item <text:span text:style-name="T3">in</text:span> it:</text:p>
            <text:p text:style-name="P2"><text:s text:c="22"/><text:span text:style-name="T7"># manipulate item as a list, dict or primitive type</text:span></text:p>
            <text:p text:style-name="P6"><text:s text:c="22"/># which depends on the return data format</text:p>
            <text:p text:style-name="P6"><text:s text:c="22"/># possible ways:</text:p>
            <text:p text:style-name="P6"><text:s text:c="22"/>#1. <text:s/>item type is dict: use item[“key”] to retrieve specific key value.</text:p>
            <text:p text:style-name="P6"><text:s text:c="22"/>#2. <text:s/>item type is list: use item[index] to retrieve list element</text:p>
            <text:p text:style-name="P6"><text:s text:c="22"/>#3. <text:s/>item type is python primitive type: directly manipulate item</text:p>
          </table:table-cell>
        </table:table-row>
      </table:table>
      <text:p text:style-name="P7"/>
      <text:p text:style-name="P3">A alternative way to execute a jaql expression is, using <text:span text:style-name="T4">evaluate()</text:span>, this function takes exactly same arguments with excecute(), however, it returns a list holding all the result data in memory. <text:s/></text:p>
      <text:p text:style-name="P3">Following examples will show you ways to use pyJaql in your python program.</text:p>
      <text:h text:style-name="P24" text:outline-level="2">4 Examples</text:h>
      <text:list xml:id="list1546048183" text:style-name="L3">
        <text:list-item>
          <text:p text:style-name="P20">Example 1. write data to Hadoop HDFS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 text:c="7"/><text:span text:style-name="T7">#Write the books collection from data below to hadoop hdfs. </text:span></text:p>
            <text:p text:style-name="P8"><text:s text:c="10"/>hdfswrite="<text:span text:style-name="T5">[{publisher: 'Scholastic',author: 'J. K. Rowling',title: 'Deathly <text:s text:c="33"/>Hallows',year: 2007},{publisher: 'Scholastic',author: 'J. K. Rowling',title: 'Chamber of Secrets',year: 1999, reviews: [{rating: 10, user: 'joe', review: 'The best ...'},{rating: 6, user: 'mary', review: 'Average ...'}]}] -&gt; write(hdfs('books'));</text:span>" </text:p>
            <text:p text:style-name="P8"><text:s text:c="10"/><text:span text:style-name="T3">try</text:span>: </text:p>
            <text:p text:style-name="P8"><text:tab/><text:tab/>jaql=Jaql() </text:p>
            <text:p text:style-name="P8"><text:tab/><text:tab/>jaql.execute(hdfswrite) </text:p>
            <text:p text:style-name="P8"><text:tab/><text:span text:style-name="T3">except</text:span> JAQLRuntimeException,err: </text:p>
            <text:p text:style-name="P8"><text:tab/><text:tab/><text:span text:style-name="T3">print</text:span> err.msg </text:p>
            <text:p text:style-name="P6"><text:s text:c="22"/>#handle exception</text:p>
            <text:p text:style-name="P8"><text:tab/><text:span text:style-name="T3">except</text:span> JVMException,err: </text:p>
            <text:p text:style-name="P8"><text:soft-page-break/><text:tab/><text:tab/><text:span text:style-name="T3">print</text:span> err.msg</text:p>
            <text:p text:style-name="P6"><text:s text:c="22"/>#handle exception</text:p>
            <text:p text:style-name="P8"><text:s/><text:tab/><text:span text:style-name="T3">finally</text:span>: </text:p>
            <text:p text:style-name="P8"><text:tab/><text:tab/>jaql.close()<text:tab/> </text:p>
          </table:table-cell>
        </table:table-row>
      </table:table>
      <text:p text:style-name="P3"/>
      <text:list xml:id="list1607706569" text:style-name="L4">
        <text:list-item>
          <text:p text:style-name="P15">Example 2. Read data from HDFS, use “filter” to filtrate result and use “transform” to format output data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 text:c="7"/><text:span text:style-name="T7">#Read data from HDFS, use “filter” to filtrate result and use “transform” to format output data.</text:span></text:p>
            <text:p text:style-name="P8"><text:tab/><text:span text:style-name="T3">try</text:span>: </text:p>
            <text:p text:style-name="P8"><text:tab/><text:tab/>jaql=Jaql() </text:p>
            <text:p text:style-name="P8"><text:tab/><text:tab/>it=jaql.execute(“<text:span text:style-name="T5">read(hdfs('books'))-&gt;filter $.title=='Chamber of Secrets' and </text:span><text:span text:style-name="T5">$.year==1999 - &gt; transform {$.title,$.year}</text:span>” ) </text:p>
            <text:p text:style-name="P8"><text:tab/><text:tab/><text:span text:style-name="T3">for</text:span> record <text:span text:style-name="T3">in</text:span> it: </text:p>
            <text:p text:style-name="P8"><text:tab/><text:tab/><text:tab/><text:span text:style-name="T3">print</text:span> record</text:p>
            <text:p text:style-name="P8"><text:tab/><text:span text:style-name="T3">except</text:span> JAQLRuntimeException,err: </text:p>
            <text:p text:style-name="P8"><text:tab/><text:tab/><text:span text:style-name="T3">print</text:span> err.msg </text:p>
            <text:p text:style-name="P8"><text:s text:c="20"/><text:span text:style-name="T7"><text:s/>#handle exception</text:span></text:p>
            <text:p text:style-name="P8"><text:tab/><text:span text:style-name="T3">except</text:span> JVMException,err: </text:p>
            <text:p text:style-name="P8"><text:tab/><text:tab/><text:span text:style-name="T3">print</text:span> err.msg </text:p>
            <text:p text:style-name="P8"><text:s text:c="20"/><text:span text:style-name="T7"><text:s/>#handle exception</text:span></text:p>
            <text:p text:style-name="P8"><text:tab/><text:span text:style-name="T3">finally</text:span>: </text:p>
            <text:p text:style-name="P8"><text:tab/><text:tab/>jaql.close() </text:p>
          </table:table-cell>
        </table:table-row>
      </table:table>
      <text:p text:style-name="P5"/>
      <text:list xml:id="list740473058" text:style-name="L5">
        <text:list-item>
          <text:p text:style-name="P16">Example 3. <text:s/>Use extension parameters in jaql statement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"><text:s text:c="7"/><text:span text:style-name="T7">#The use of extension parameters. </text:span></text:p>
            <text:p text:style-name="P8"><text:tab/><text:span text:style-name="T3">try</text:span>: </text:p>
            <text:p text:style-name="P8"><text:tab/><text:tab/>jaql=Jaql() </text:p>
            <text:p text:style-name="P8"><text:tab/><text:tab/>it=jaql.execute(“<text:span text:style-name="T5">read(hdfs('books'))-&gt;filter $.title==$title and $.year==$year - &gt; transform {$.title,$.year}</text:span>” ,{<text:span text:style-name="T5">"title":"Chamber of Secrets","year":1999</text:span>}) </text:p>
            <text:p text:style-name="P8"><text:tab/><text:tab/><text:span text:style-name="T3">for</text:span> record <text:span text:style-name="T3">in</text:span> it: </text:p>
            <text:p text:style-name="P8"><text:tab/><text:tab/><text:tab/><text:span text:style-name="T3">print</text:span> record </text:p>
            <text:p text:style-name="P8"><text:tab/><text:span text:style-name="T3">except</text:span> JAQLRuntimeException,err: </text:p>
            <text:p text:style-name="P8"><text:tab/><text:tab/><text:span text:style-name="T3">print</text:span> err.msg <text:s/></text:p>
            <text:p text:style-name="P8"><text:s text:c="20"/><text:span text:style-name="T7"><text:s/>#handle exception</text:span></text:p>
            <text:p text:style-name="P8"><text:tab/><text:span text:style-name="T3">except</text:span> JVMException,err: </text:p>
            <text:p text:style-name="P8"><text:tab/><text:tab/><text:span text:style-name="T3">print</text:span> err.msg <text:s/></text:p>
            <text:p text:style-name="P8"><text:s text:c="20"/><text:span text:style-name="T7"><text:s/>#handle exception</text:span></text:p>
            <text:p text:style-name="P8"><text:tab/><text:span text:style-name="T3">finally</text:span>: </text:p>
            <text:p text:style-name="P8"><text:tab/><text:tab/>jaql.close() </text:p>
          </table:table-cell>
        </table:table-row>
      </table:table>
      <text:p text:style-name="P1">An alternative way is 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 text:c="7"/>#The use of extension parameters. - alt</text:p>
            <text:p text:style-name="P6"><text:soft-page-break/><text:s text:c="7"/># ...</text:p>
            <text:p text:style-name="P8"><text:s text:c="21"/>vars={<text:span text:style-name="T5">"title":"Chamber of Secrets","year":1999</text:span>}</text:p>
            <text:p text:style-name="P8"><text:tab/><text:tab/>it=jaql.execute(“<text:span text:style-name="T5">read(hdfs('books'))-&gt;filter $.title==$title and $.year==$year - &gt; transform {$.title,$.year}</text:span>” ,vars) </text:p>
            <text:p text:style-name="P6"><text:s text:c="7"/># ...</text:p>
          </table:table-cell>
        </table:table-row>
      </table:table>
      <text:p text:style-name="P5"/>
      <text:list xml:id="list1611242434" text:style-name="L6">
        <text:list-item>
          <text:p text:style-name="P17">Example 4. <text:s/>Retrieve specific field in result set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<text:s text:c="7"/><text:span text:style-name="T7">#Retrieve specific field in result set</text:span></text:p>
            <text:p text:style-name="P8"><text:tab/><text:span text:style-name="T3">try</text:span>: </text:p>
            <text:p text:style-name="P8"><text:tab/><text:tab/>jaql=Jaql() </text:p>
            <text:p text:style-name="P8"><text:tab/><text:tab/>it=jaql.execute(“<text:span text:style-name="T5">read(hdfs('books'))-&gt;filter $.title==$title and $.year==$year - </text:span><text:span text:style-name="T5">&gt; transform {$.title,$.year}</text:span>” ,{<text:span text:style-name="T5">"title":"Chamber of Secrets","year":1999</text:span>}) </text:p>
            <text:p text:style-name="P8"><text:tab/><text:tab/><text:span text:style-name="T3">for</text:span> book <text:span text:style-name="T3">in</text:span> it: </text:p>
            <text:p text:style-name="P8"><text:tab/><text:tab/><text:tab/><text:span text:style-name="T3">print</text:span> book["<text:span text:style-name="T5">reviews</text:span>"][<text:span text:style-name="T5">0</text:span>]["<text:span text:style-name="T5">review</text:span>"] </text:p>
            <text:p text:style-name="P8"><text:tab/><text:span text:style-name="T3">except</text:span> JAQLRuntimeException,err: </text:p>
            <text:p text:style-name="P8"><text:tab/><text:tab/><text:span text:style-name="T3">print</text:span> err.msg <text:s/></text:p>
            <text:p text:style-name="P8"><text:s text:c="20"/><text:span text:style-name="T7"><text:s/>#handle exception</text:span></text:p>
            <text:p text:style-name="P8"><text:tab/><text:span text:style-name="T3">except</text:span> JVMException,err: </text:p>
            <text:p text:style-name="P8"><text:tab/><text:tab/><text:span text:style-name="T3">print</text:span> err.msg </text:p>
            <text:p text:style-name="P8"><text:s text:c="20"/><text:span text:style-name="T7"><text:s/>#handle exception</text:span></text:p>
            <text:p text:style-name="P8"><text:tab/><text:span text:style-name="T3">finally</text:span>: </text:p>
            <text:p text:style-name="P8"><text:tab/><text:tab/>jaql.close() </text:p>
          </table:table-cell>
        </table:table-row>
      </table:table>
      <text:p text:style-name="P1"/>
      <text:list xml:id="list228193642" text:style-name="L7">
        <text:list-item>
          <text:p text:style-name="P18">Example 5. Run a jaql script from a script file.</text:p>
        </text:list-item>
      </text:list>
      <text:p text:style-name="P1">Create a script file, named test.jql, with the content below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//Books collection data</text:p>
            <text:p text:style-name="P8">$books = [ </text:p>
            <text:p text:style-name="P8"><text:s text:c="4"/>{publisher: 'Scholastic', </text:p>
            <text:p text:style-name="P8"><text:s text:c="5"/>author: 'J. K. Rowling', </text:p>
            <text:p text:style-name="P8"><text:s text:c="5"/>title: 'Deathly Hallows', </text:p>
            <text:p text:style-name="P8"><text:s text:c="5"/>year: 2007}, </text:p>
            <text:p text:style-name="P8"/>
            <text:p text:style-name="P8"><text:s text:c="4"/>{publisher: 'Scholastic', </text:p>
            <text:p text:style-name="P8"><text:s text:c="5"/>author: 'J. K. Rowling', </text:p>
            <text:p text:style-name="P8"><text:s text:c="5"/>title: 'Chamber of Secrets', </text:p>
            <text:p text:style-name="P8"><text:s text:c="5"/>year: 1999, </text:p>
            <text:p text:style-name="P8"><text:s text:c="5"/>reviews: [ </text:p>
            <text:p text:style-name="P8"><text:s text:c="7"/>{rating: 10, user: 'joe', review: 'The best ...'}, </text:p>
            <text:p text:style-name="P8"><text:s text:c="7"/>{rating: 6, user: 'mary', review: 'Average ...'}]}, </text:p>
            <text:p text:style-name="P8"><text:soft-page-break/></text:p>
            <text:p text:style-name="P8"><text:s text:c="4"/>{publisher: 'Scholastic', </text:p>
            <text:p text:style-name="P8"><text:s text:c="5"/>author: 'J. K. Rowling', </text:p>
            <text:p text:style-name="P8"><text:s text:c="5"/>title: 'Sorcerers Stone', </text:p>
            <text:p text:style-name="P8"><text:s text:c="5"/>year: 1998}, </text:p>
            <text:p text:style-name="P8"/>
            <text:p text:style-name="P8"><text:s text:c="4"/>{publisher: 'Scholastic', </text:p>
            <text:p text:style-name="P8"><text:s text:c="5"/>author: 'R. L. Stine', </text:p>
            <text:p text:style-name="P8"><text:s text:c="5"/>title: 'Monster Blood IV', </text:p>
            <text:p text:style-name="P8"><text:s text:c="5"/>year: 1997, </text:p>
            <text:p text:style-name="P8"><text:s text:c="5"/>reviews: [ </text:p>
            <text:p text:style-name="P8"><text:s text:c="7"/>{rating: 8, user: 'rob', review: 'High on my list...'}, </text:p>
            <text:p text:style-name="P8"><text:s text:c="7"/>{rating: 2, user: 'mike', review: 'Not worth the paper ...', </text:p>
            <text:p text:style-name="P8"><text:s text:c="8"/>discussion: </text:p>
            <text:p text:style-name="P8"><text:s text:c="10"/>[{user: 'ben', text: 'This is too harsh...'}, </text:p>
            <text:p text:style-name="P8"><text:s text:c="11"/>{user: 'jill', text: 'I agree ...'}]}]}, </text:p>
            <text:p text:style-name="P8"/>
            <text:p text:style-name="P8"><text:s text:c="4"/>{publisher: 'Grosset', </text:p>
            <text:p text:style-name="P8"><text:s text:c="5"/>author: 'Carolyn Keene', </text:p>
            <text:p text:style-name="P8"><text:s text:c="5"/>title: 'The Secret of Kane', </text:p>
            <text:p text:style-name="P8"><text:s text:c="5"/>year: 1930} </text:p>
            <text:p text:style-name="P8"><text:s text:c="2"/>];</text:p>
            <text:p text:style-name="P6">// Write the books collection from data above. </text:p>
            <text:p text:style-name="P8">$books -&gt; write(hdfs($filename)); <text:s text:c="15"/></text:p>
          </table:table-cell>
        </table:table-row>
      </table:table>
      <text:p text:style-name="P5"/>
      <text:p text:style-name="P1">Run it in python program<text:span text:style-name="T8">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text:tab/><text:span text:style-name="T7">#Run a jaql script.</text:span></text:p>
            <text:p text:style-name="P2"><text:s text:c="10"/><text:span text:style-name="T3">try</text:span>: </text:p>
            <text:p text:style-name="P2"><text:tab/><text:tab/>jaql=Jaql() </text:p>
            <text:p text:style-name="P2"><text:tab/><text:tab/>jaql.execute_script("/home/young/test.jql",{"<text:span text:style-name="T9">filename</text:span>":"test.dat"}) </text:p>
            <text:p text:style-name="P2"><text:tab/><text:span text:style-name="T3">except</text:span> JAQLRuntimeException,err: </text:p>
            <text:p text:style-name="P2"><text:tab/><text:tab/><text:span text:style-name="T3">print</text:span> <text:span text:style-name="T9">err.msg </text:span><text:s/></text:p>
            <text:p text:style-name="P2"><text:tab/><text:span text:style-name="T3">except</text:span> JVMException,err: </text:p>
            <text:p text:style-name="P2"><text:tab/><text:tab/><text:span text:style-name="T3">print</text:span> <text:span text:style-name="T9">err.msg </text:span></text:p>
            <text:p text:style-name="P2"><text:tab/><text:span text:style-name="T3">finally</text:span>: </text:p>
            <text:p text:style-name="P2"><text:tab/><text:tab/>jaql.close()<text:tab/></text:p>
          </table:table-cell>
        </table:table-row>
      </table:table>
      <text:p text:style-name="P5"/>
      <text:list xml:id="list398621145" text:continue-list="list1611242434" text:style-name="L6">
        <text:list-item>
          <text:p text:style-name="P17">Example 6. <text:s/>Use evaluate() to execute a jaql expression 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<text:s text:c="7"/><text:span text:style-name="T7">#Retrieve specific field in result set</text:span></text:p>
            <text:p text:style-name="P8"><text:tab/><text:span text:style-name="T3">try</text:span>: </text:p>
            <text:p text:style-name="P8"><text:tab/><text:tab/>jaql=Jaql() </text:p>
            <text:p text:style-name="P8"><text:tab/><text:tab/>value=jaql.evaluate ("<text:span text:style-name="T5">[{'name':'alex','age':20,'isStudent':true},</text:span><text:soft-page-break/><text:span text:style-name="T5">{'name':'jack','age':23,'isStudent':false}]-&gt;filter $.isStudent==$bool and $.name=='alex'-&gt;transform $.name;</text:span>",{"<text:span text:style-name="T5">name</text:span>":"<text:span text:style-name="T5">alex</text:span>","<text:span text:style-name="T5">bool</text:span>":<text:span text:style-name="T5">True</text:span>}) </text:p>
            <text:p text:style-name="P8"><text:tab/><text:tab/>print value[<text:span text:style-name="T5">0</text:span>] <text:span text:style-name="T7"># “value” is a list of result</text:span></text:p>
            <text:p text:style-name="P8"><text:tab/><text:span text:style-name="T3">except</text:span> JAQLRuntimeException,err: </text:p>
            <text:p text:style-name="P8"><text:tab/><text:tab/><text:span text:style-name="T3">print</text:span> err.msg </text:p>
            <text:p text:style-name="P8"><text:s text:c="20"/><text:span text:style-name="T7"><text:s/>#handle exception</text:span></text:p>
            <text:p text:style-name="P8"><text:tab/><text:span text:style-name="T3">except</text:span> JVMException,err: </text:p>
            <text:p text:style-name="P8"><text:tab/><text:tab/><text:span text:style-name="T3">print</text:span> err.msg <text:s/></text:p>
            <text:p text:style-name="P8"><text:s text:c="20"/><text:span text:style-name="T7"><text:s/>#handle exception</text:span></text:p>
            <text:p text:style-name="P8"><text:tab/><text:span text:style-name="T3">finally</text:span>: </text:p>
            <text:p text:style-name="P8"><text:tab/><text:tab/>jaql.close() </text:p>
          </table:table-cell>
        </table:table-row>
      </table:table>
      <text:p text:style-name="P1">The usage of <text:span text:style-name="T4">evaluate()</text:span> is very same with<text:span text:style-name="T4"> execute()</text:span>, but different in how to retrieve data from jaql, by which means, evaluate() just maintain whole query result in memory. They are designed for satisfying different scenarios.</text:p>
      <text:h text:style-name="P25" text:outline-level="2">5 Known Limitation</text:h>
      <text:p text:style-name="P1">After calling<text:span text:style-name="T1"> jaql.close()</text:span>, it will shutdown JVM, if you attempt calling<text:span text:style-name="T1"> Jaql()</text:span> again a <text:span text:style-name="T1">JVMException </text:span><text:span text:style-name="T20">will be raised</text:span>. This dues to SUN's JVM (by now is 1.6.0_16) doesn't allow uploading, <text:s/>though JNI API defines a method to destroy JVM named <text:span text:style-name="T1">destroyJVM()</text:span>, it doesn't work<text:span text:style-name="T10">1</text:span>.</text:p>
      <text:p text:style-name="P1">So, pyJaql shares a unique JVM through program's life cycle, there is no problem if you use several times of <text:span text:style-name="T1">jaql=Jaql() </text:span>to get different jaql engine references, because JVM will only be initialized in the first time, but when you invoke<text:span text:style-name="T1"> jaql.close()</text:span>, it's required that to make sure no one will use JVM again.</text:p>
      <text:p text:style-name="P1"/>
      <text:p text:style-name="P1">Reference:</text:p>
      <text:p text:style-name="Standard"><text:span text:style-name="T13">1. </text:span><text:a xlink:type="simple" xlink:href="http://jpype.sourceforge.net/doc/user-guide/userguide.html"><text:span text:style-name="T13">http://jpype.sourceforge.net/doc/user-guide/userguide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4:41:29</meta:creation-date>
    <dc:date>2009-12-31T15:07:03</dc:date>
    <meta:editing-duration>PT09H12M56S</meta:editing-duration>
    <meta:editing-cycles>289</meta:editing-cycles>
    <meta:generator>OpenOffice.org/3.0$Linux OpenOffice.org_project/300m15$Build-9379</meta:generator>
    <meta:document-statistic meta:table-count="14" meta:image-count="0" meta:object-count="0" meta:page-count="7" meta:paragraph-count="197" meta:word-count="1254" meta:character-count="9891"/>
    <meta:user-defined meta:name="Info 1"/>
    <meta:user-defined meta:name="Info 2"/>
    <meta:user-defined meta:name="Info 3"/>
    <meta:user-defined meta:name="Info 4"/>
  </office:meta>
</office:document-meta>
</file>